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17mm"/>
    </style:style>
    <style:style style:name="co2" style:family="table-column">
      <style:table-column-properties fo:break-before="auto" style:column-width="23.69mm"/>
    </style:style>
    <style:style style:name="ro1" style:family="table-row">
      <style:table-row-properties style:row-height="8.98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 table:number-columns-spanned="2" table:number-rows-spanned="1">
            <text:p>Xmin</text:p>
          </table:table-cell>
          <table:covered-table-cell/>
          <table:table-cell office:value-type="string" calcext:value-type="string" table:number-columns-spanned="2" table:number-rows-spanned="1">
            <text:p>Xmax</text:p>
          </table:table-cell>
          <table:covered-table-cell office:value-type="string" calcext:value-type="string">
            <text:p>Xmax</text:p>
          </table:covered-table-cell>
          <table:table-cell office:value-type="string" calcext:value-type="string" table:number-columns-spanned="2" table:number-rows-spanned="1">
            <text:p>Ymin</text:p>
          </table:table-cell>
          <table:covered-table-cell/>
          <table:table-cell office:value-type="string" calcext:value-type="string" table:number-columns-spanned="2" table:number-rows-spanned="1">
            <text:p>Ymax</text:p>
          </table:table-cell>
          <table:covered-table-cell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eter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Xrange</text:p>
          </table:table-cell>
          <table:table-cell office:value-type="string" calcext:value-type="string">
            <text:p>Yrange</text:p>
          </table:table-cell>
          <table:table-cell office:value-type="string" calcext:value-type="string">
            <text:p>XA4</text:p>
          </table:table-cell>
          <table:table-cell office:value-type="string" calcext:value-type="string">
            <text:p>YA4</text:p>
          </table:table-cell>
          <table:table-cell office:value-type="string" calcext:value-type="string">
            <text:p>XIMG</text:p>
          </table:table-cell>
          <table:table-cell office:value-type="string" calcext:value-type="string">
            <text:p>YIMG</text:p>
          </table:table-cell>
          <table:table-cell office:value-type="string" calcext:value-type="string">
            <text:p>XACT</text:p>
          </table:table-cell>
          <table:table-cell office:value-type="string" calcext:value-type="string">
            <text:p>YACT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YLR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float" office:value="480" calcext:value-type="float">
            <text:p>480</text:p>
          </table:table-cell>
          <table:table-cell table:formula="of:=[.F4]-[.D4]" office:value-type="float" office:value="640" calcext:value-type="float">
            <text:p>640</text:p>
          </table:table-cell>
          <table:table-cell table:formula="of:=[.J4]-[.H4]" office:value-type="float" office:value="480" calcext:value-type="float">
            <text:p>480</text:p>
          </table:table-cell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0.135" calcext:value-type="float">
            <text:p>0.135</text:p>
          </table:table-cell>
          <table:table-cell table:formula="of:=1.162084401*[.B4] - 0.059276" office:value-type="float" office:value="0.1731408802" calcext:value-type="float">
            <text:p>0.1731408802</text:p>
          </table:table-cell>
          <table:table-cell table:formula="of:=[.B6]" office:value-type="float" office:value="0.6" calcext:value-type="float">
            <text:p>0.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428" calcext:value-type="float">
            <text:p>428</text:p>
          </table:table-cell>
          <table:table-cell table:formula="of:=[.F5]-[.D5]" office:value-type="float" office:value="355" calcext:value-type="float">
            <text:p>355</text:p>
          </table:table-cell>
          <table:table-cell table:formula="of:=[.J5]-[.H5]" office:value-type="float" office:value="204" calcext:value-type="float">
            <text:p>204</text:p>
          </table:table-cell>
          <table:table-cell office:value-type="float" office:value="0.21" calcext:value-type="float">
            <text:p>0.21</text:p>
          </table:table-cell>
          <table:table-cell office:value-type="float" office:value="0.125" calcext:value-type="float">
            <text:p>0.125</text:p>
          </table:table-cell>
          <table:table-cell office:value-type="float" office:value="639" calcext:value-type="float">
            <text:p>639</text:p>
          </table:table-cell>
          <table:table-cell office:value-type="float" office:value="479" calcext:value-type="float">
            <text:p>479</text:p>
          </table:table-cell>
          <table:table-cell table:formula="of:=[.M5]*[.O5]/[.K5]" office:value-type="float" office:value="0.378" calcext:value-type="float">
            <text:p>0.378</text:p>
          </table:table-cell>
          <table:table-cell table:formula="of:=[.N5]*[.P5]/[.L5]" office:value-type="float" office:value="0.293504901960784" calcext:value-type="float">
            <text:p>0.293504902</text:p>
          </table:table-cell>
          <table:table-cell table:formula="of:=1.162084401*[.B5] - 0.059276" office:value-type="float" office:value="0.4055577604" calcext:value-type="float">
            <text:p>0.4055577604</text:p>
          </table:table-cell>
          <table:table-cell table:formula="of:=0.8733688135*[.B5] - 0.04633834866" office:value-type="float" office:value="0.30300917674" calcext:value-type="float">
            <text:p>0.303009176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float" office:value="415" calcext:value-type="float">
            <text:p>41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342" calcext:value-type="float">
            <text:p>342</text:p>
          </table:table-cell>
          <table:table-cell table:formula="of:=[.F6]-[.D6]" office:value-type="float" office:value="205" calcext:value-type="float">
            <text:p>205</text:p>
          </table:table-cell>
          <table:table-cell table:formula="of:=[.J6]-[.H6]" office:value-type="float" office:value="292" calcext:value-type="float">
            <text:p>292</text:p>
          </table:table-cell>
          <table:table-cell office:value-type="float" office:value="0.21" calcext:value-type="float">
            <text:p>0.21</text:p>
          </table:table-cell>
          <table:table-cell office:value-type="float" office:value="0.297" calcext:value-type="float">
            <text:p>0.29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[.M6]*[.O6]/[.K6]" office:value-type="float" office:value="0.655609756097561" calcext:value-type="float">
            <text:p>0.6556097561</text:p>
          </table:table-cell>
          <table:table-cell table:formula="of:=[.N6]*[.P6]/[.L6]" office:value-type="float" office:value="0.488219178082192" calcext:value-type="float">
            <text:p>0.4882191781</text:p>
          </table:table-cell>
          <table:table-cell table:formula="of:=1.162084401*[.B6] - 0.059276" office:value-type="float" office:value="0.6379746406" calcext:value-type="float">
            <text:p>0.6379746406</text:p>
          </table:table-cell>
          <table:table-cell table:formula="of:=0.8733688135*[.B6] - 0.04633834866" office:value-type="float" office:value="0.47768293944" calcext:value-type="float">
            <text:p>0.477682939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232" calcext:value-type="float">
            <text:p>232</text:p>
          </table:table-cell>
          <table:table-cell table:style-name="Default"/>
          <table:table-cell office:value-type="float" office:value="383" calcext:value-type="float">
            <text:p>383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311" calcext:value-type="float">
            <text:p>311</text:p>
          </table:table-cell>
          <table:table-cell table:formula="of:=[.F7]-[.D7]" office:value-type="float" office:value="151" calcext:value-type="float">
            <text:p>151</text:p>
          </table:table-cell>
          <table:table-cell table:formula="of:=[.J7]-[.H7]" office:value-type="float" office:value="220" calcext:value-type="float">
            <text:p>220</text:p>
          </table:table-cell>
          <table:table-cell office:value-type="float" office:value="0.21" calcext:value-type="float">
            <text:p>0.21</text:p>
          </table:table-cell>
          <table:table-cell office:value-type="float" office:value="0.297" calcext:value-type="float">
            <text:p>0.29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[.M7]*[.O7]/[.K7]" office:value-type="float" office:value="0.890066225165563" calcext:value-type="float">
            <text:p>0.8900662252</text:p>
          </table:table-cell>
          <table:table-cell table:formula="of:=[.N7]*[.P7]/[.L7]" office:value-type="float" office:value="0.648" calcext:value-type="float">
            <text:p>0.648</text:p>
          </table:table-cell>
          <table:table-cell table:formula="of:=1.162084401*[.B7] - 0.059276" office:value-type="float" office:value="0.8703915208" calcext:value-type="float">
            <text:p>0.8703915208</text:p>
          </table:table-cell>
          <table:table-cell table:formula="of:=0.8733688135*[.B7] - 0.04633834866" office:value-type="float" office:value="0.65235670214" calcext:value-type="float">
            <text:p>0.652356702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2" calcext:value-type="float">
            <text:p>252</text:p>
          </table:table-cell>
          <table:table-cell table:style-name="Default"/>
          <table:table-cell office:value-type="float" office:value="374" calcext:value-type="float">
            <text:p>374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294" calcext:value-type="float">
            <text:p>294</text:p>
          </table:table-cell>
          <table:table-cell table:formula="of:=[.F8]-[.D8]" office:value-type="float" office:value="122" calcext:value-type="float">
            <text:p>122</text:p>
          </table:table-cell>
          <table:table-cell table:formula="of:=[.J8]-[.H8]" office:value-type="float" office:value="176" calcext:value-type="float">
            <text:p>176</text:p>
          </table:table-cell>
          <table:table-cell office:value-type="float" office:value="0.21" calcext:value-type="float">
            <text:p>0.21</text:p>
          </table:table-cell>
          <table:table-cell office:value-type="float" office:value="0.297" calcext:value-type="float">
            <text:p>0.29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[.M8]*[.O8]/[.K8]" office:value-type="float" office:value="1.1016393442623" calcext:value-type="float">
            <text:p>1.1016393443</text:p>
          </table:table-cell>
          <table:table-cell table:formula="of:=[.N8]*[.P8]/[.L8]" office:value-type="float" office:value="0.81" calcext:value-type="float">
            <text:p>0.81</text:p>
          </table:table-cell>
          <table:table-cell table:formula="of:=1.162084401*[.B8] - 0.059276" office:value-type="float" office:value="1.102808401" calcext:value-type="float">
            <text:p>1.102808401</text:p>
          </table:table-cell>
          <table:table-cell table:formula="of:=0.8733688135*[.B8] - 0.04633834866" office:value-type="float" office:value="0.82703046484" calcext:value-type="float">
            <text:p>0.827030464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/>
          <table:table-cell office:value-type="float" office:value="245" calcext:value-type="float">
            <text:p>245</text:p>
          </table:table-cell>
          <table:table-cell table:style-name="Default"/>
          <table:table-cell office:value-type="float" office:value="347" calcext:value-type="float">
            <text:p>347</text:p>
          </table:table-cell>
          <table:table-cell/>
          <table:table-cell office:value-type="float" office:value="137" calcext:value-type="float">
            <text:p>137</text:p>
          </table:table-cell>
          <table:table-cell/>
          <table:table-cell office:value-type="float" office:value="282" calcext:value-type="float">
            <text:p>282</text:p>
          </table:table-cell>
          <table:table-cell table:formula="of:=[.F9]-[.D9]" office:value-type="float" office:value="102" calcext:value-type="float">
            <text:p>102</text:p>
          </table:table-cell>
          <table:table-cell table:formula="of:=[.J9]-[.H9]" office:value-type="float" office:value="145" calcext:value-type="float">
            <text:p>145</text:p>
          </table:table-cell>
          <table:table-cell office:value-type="float" office:value="0.21" calcext:value-type="float">
            <text:p>0.21</text:p>
          </table:table-cell>
          <table:table-cell office:value-type="float" office:value="0.297" calcext:value-type="float">
            <text:p>0.29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[.M9]*[.O9]/[.K9]" office:value-type="float" office:value="1.31764705882353" calcext:value-type="float">
            <text:p>1.3176470588</text:p>
          </table:table-cell>
          <table:table-cell table:formula="of:=[.N9]*[.P9]/[.L9]" office:value-type="float" office:value="0.983172413793104" calcext:value-type="float">
            <text:p>0.9831724138</text:p>
          </table:table-cell>
          <table:table-cell table:formula="of:=1.162084401*[.B9] - 0.059276" office:value-type="float" office:value="1.3352252812" calcext:value-type="float">
            <text:p>1.3352252812</text:p>
          </table:table-cell>
          <table:table-cell table:formula="of:=0.8733688135*[.B9] - 0.04633834866" office:value-type="float" office:value="1.00170422754" calcext:value-type="float">
            <text:p>1.00170422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/>
          <table:table-cell office:value-type="float" office:value="247" calcext:value-type="float">
            <text:p>247</text:p>
          </table:table-cell>
          <table:table-cell table:style-name="Default"/>
          <table:table-cell office:value-type="float" office:value="330" calcext:value-type="float">
            <text:p>330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F10]-[.D10]" office:value-type="float" office:value="83" calcext:value-type="float">
            <text:p>83</text:p>
          </table:table-cell>
          <table:table-cell table:formula="of:=[.J10]-[.H10]" office:value-type="float" office:value="115" calcext:value-type="float">
            <text:p>115</text:p>
          </table:table-cell>
          <table:table-cell office:value-type="float" office:value="0.21" calcext:value-type="float">
            <text:p>0.21</text:p>
          </table:table-cell>
          <table:table-cell office:value-type="float" office:value="0.297" calcext:value-type="float">
            <text:p>0.29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[.M10]*[.O10]/[.K10]" office:value-type="float" office:value="1.61927710843374" calcext:value-type="float">
            <text:p>1.6192771084</text:p>
          </table:table-cell>
          <table:table-cell table:formula="of:=[.N10]*[.P10]/[.L10]" office:value-type="float" office:value="1.23965217391304" calcext:value-type="float">
            <text:p>1.2396521739</text:p>
          </table:table-cell>
          <table:table-cell table:formula="of:=1.162084401*[.B10] - 0.059276" office:value-type="float" office:value="1.5676421614" calcext:value-type="float">
            <text:p>1.5676421614</text:p>
          </table:table-cell>
          <table:table-cell table:formula="of:=0.8733688135*[.B10] - 0.04633834866" office:value-type="float" office:value="1.17637799024" calcext:value-type="float">
            <text:p>1.176377990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/>
          <table:table-cell office:value-type="float" office:value="245" calcext:value-type="float">
            <text:p>245</text:p>
          </table:table-cell>
          <table:table-cell table:style-name="Default"/>
          <table:table-cell office:value-type="float" office:value="321" calcext:value-type="float">
            <text:p>321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266" calcext:value-type="float">
            <text:p>266</text:p>
          </table:table-cell>
          <table:table-cell table:formula="of:=[.F11]-[.D11]" office:value-type="float" office:value="76" calcext:value-type="float">
            <text:p>76</text:p>
          </table:table-cell>
          <table:table-cell table:formula="of:=[.J11]-[.H11]" office:value-type="float" office:value="108" calcext:value-type="float">
            <text:p>108</text:p>
          </table:table-cell>
          <table:table-cell office:value-type="float" office:value="0.21" calcext:value-type="float">
            <text:p>0.21</text:p>
          </table:table-cell>
          <table:table-cell office:value-type="float" office:value="0.297" calcext:value-type="float">
            <text:p>0.29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[.M11]*[.O11]/[.K11]" office:value-type="float" office:value="1.76842105263158" calcext:value-type="float">
            <text:p>1.7684210526</text:p>
          </table:table-cell>
          <table:table-cell table:formula="of:=[.N11]*[.P11]/[.L11]" office:value-type="float" office:value="1.32" calcext:value-type="float">
            <text:p>1.32</text:p>
          </table:table-cell>
          <table:table-cell table:formula="of:=1.162084401*[.B11] - 0.059276" office:value-type="float" office:value="1.8000590416" calcext:value-type="float">
            <text:p>1.8000590416</text:p>
          </table:table-cell>
          <table:table-cell table:formula="of:=0.8733688135*[.B11] - 0.04633834866" office:value-type="float" office:value="1.35105175294" calcext:value-type="float">
            <text:p>1.3510517529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XREG</text:p>
          </table:table-cell>
          <table:table-cell office:value-type="string" calcext:value-type="string" table:number-columns-spanned="5" table:number-rows-spanned="1">
            <text:p><text:s/>y = 1.162084401 x – 5.704339276·10-2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YREG</text:p>
          </table:table-cell>
          <table:table-cell office:value-type="string" calcext:value-type="string" table:number-columns-spanned="5" table:number-rows-spanned="1">
            <text:p>y = 8.733688135·10-1 x – 4.633834866·10-2</text:p>
          </table:table-cell>
          <table:covered-table-cell table:number-columns-repeated="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8" calcext:value-type="float">
            <text:p>0.298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5" calcext:value-type="float">
            <text:p>0.225</text:p>
          </table:table-cell>
          <table:table-cell office:value-type="float" office:value="480" calcext:value-type="float">
            <text:p>480</text:p>
          </table:table-cell>
          <table:table-cell table:formula="of:=[.F19]-[.D19]" office:value-type="float" office:value="640" calcext:value-type="float">
            <text:p>640</text:p>
          </table:table-cell>
          <table:table-cell table:formula="of:=[.J19]-[.H19]" office:value-type="float" office:value="480" calcext:value-type="float">
            <text:p>480</text:p>
          </table:table-cell>
          <table:table-cell office:value-type="string" calcext:value-type="string" table:number-columns-spanned="4" table:number-rows-spanned="1">
            <text:p>WROOOONG</text:p>
          </table:table-cell>
          <table:covered-table-cell table:number-columns-repeated="3"/>
          <table:table-cell office:value-type="float" office:value="0.225" calcext:value-type="float">
            <text:p>0.225</text:p>
          </table:table-cell>
          <table:table-cell office:value-type="float" office:value="0.298" calcext:value-type="float">
            <text:p>0.298</text:p>
          </table:table-cell>
          <table:table-cell table:number-columns-repeated="1006"/>
        </table:table-row>
        <table:table-row table:style-name="ro1" table:number-rows-repeated="1048548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9:03:58.987202208</meta:creation-date>
    <dc:date>2018-05-05T10:58:48.532715500</dc:date>
    <meta:editing-duration>PT11H1M57S</meta:editing-duration>
    <meta:editing-cycles>3</meta:editing-cycles>
    <meta:generator>LibreOffice/5.1.6.2$Linux_X86_64 LibreOffice_project/10m0$Build-2</meta:generator>
    <meta:document-statistic meta:table-count="1" meta:cell-count="162" meta:object-count="0"/>
  </office:meta>
</office:document-meta>
</file>